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840000007EB45A416DF28CE42D.jpg" manifest:media-type="image/jpeg"/>
  <manifest:file-entry manifest:full-path="Pictures/100000000000019B0000009796AC666FBF9DA865.jpg" manifest:media-type="image/jpeg"/>
  <manifest:file-entry manifest:full-path="Pictures/10000000000001B000000090657E833A1A636ABF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6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2cm" svg:height="1.739cm" svg:x="0.152cm" svg:y="0cm">
          <draw:image xlink:href="Pictures/10000000000001B000000090657E833A1A636ABF.jpg" xlink:type="simple" xlink:show="embed" xlink:actuate="onLoad">
            <text:p/>
          </draw:image>
        </draw:frame>
        <draw:frame draw:style-name="gr1" draw:text-style-name="P1" draw:layer="layout" svg:width="5.622cm" svg:height="1.817cm" svg:x="10.969cm" svg:y="0cm">
          <draw:image xlink:href="Pictures/100000000000019B0000009796AC666FBF9DA865.jpg" xlink:type="simple" xlink:show="embed" xlink:actuate="onLoad">
            <text:p/>
          </draw:image>
        </draw:frame>
        <draw:frame draw:style-name="gr1" draw:text-style-name="P1" draw:layer="layout" svg:width="5.742cm" svg:height="1.726cm" svg:x="5.285cm" svg:y="0.061cm">
          <draw:image xlink:href="Pictures/10000000000001840000007EB45A416DF28CE42D.jpg" xlink:type="simple" xlink:show="embed" xlink:actuate="onLoad">
            <text:p/>
          </draw:image>
        </draw:frame>
        <draw:line draw:style-name="gr2" draw:text-style-name="P2" draw:layer="layout" svg:x1="2.938cm" svg:y1="2.037cm" svg:x2="4.818cm" svg:y2="1.321cm">
          <text:p/>
        </draw:line>
        <draw:line draw:style-name="gr2" draw:text-style-name="P2" draw:layer="layout" svg:x1="2.938cm" svg:y1="2.015cm" svg:x2="0.544cm" svg:y2="0.336cm">
          <text:p/>
        </draw:line>
        <draw:frame draw:style-name="gr3" draw:text-style-name="P4" draw:layer="layout" svg:width="2.043cm" svg:height="0.962cm" svg:x="2.219cm" svg:y="1cm">
          <draw:text-box>
            <text:p text:style-name="P3"><text:span text:style-name="T1">Griffe</text:span></text:p>
          </draw:text-box>
        </draw:frame>
        <draw:frame draw:style-name="gr4" draw:text-style-name="P5" draw:layer="layout" svg:width="3.923cm" svg:height="0.962cm" svg:x="6.337cm" svg:y="2.019cm">
          <draw:text-box>
            <text:p>verschieben</text:p>
          </draw:text-box>
        </draw:frame>
        <draw:frame draw:style-name="gr4" draw:text-style-name="P5" draw:layer="layout" svg:width="2.796cm" svg:height="0.962cm" svg:x="11.563cm" svg:y="2.019cm">
          <draw:text-box>
            <text:p>nachher</text:p>
          </draw:text-box>
        </draw:frame>
        <draw:frame draw:style-name="gr4" draw:text-style-name="P5" draw:layer="layout" svg:width="2.301cm" svg:height="0.962cm" svg:x="1.189cm" svg:y="1.993cm">
          <draw:text-box>
            <text:p>vorh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1:36:48.181981000</meta:creation-date>
    <dc:date>2017-05-25T11:58:05.250251000</dc:date>
    <meta:editing-duration>PT26S</meta:editing-duration>
    <meta:editing-cycles>2</meta:editing-cycles>
    <meta:generator>LibreOffice/5.2.2.2$MacOSX_X86_64 LibreOffice_project/8f96e87c890bf8fa77463cd4b640a2312823f3ad</meta:generator>
    <meta:document-statistic meta:object-count="9"/>
  </office:meta>
</office:document-meta>
</file>